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967cm"/>
    </style:style>
    <style:style style:name="co1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6.181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5.909cm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1.58cm" fo:break-before="auto" style:use-optimal-row-height="false"/>
    </style:style>
    <style:style style:name="ro11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15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16" style:family="table-row">
      <style:table-row-properties style:row-height="0.605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4" style:family="table-cell" style:parent-style-name="Default">
      <style:text-properties style:font-name-asian="WenQuanYi Zen Hei" style:font-name-complex="Lohit Hindi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3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7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8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74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78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8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able-cell-properties fo:border-bottom="0.002cm solid #000000" fo:border-left="none" fo:border-right="none" fo:border-top="none"/>
    </style:style>
    <style:style style:name="ce68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71" style:family="table-cell" style:parent-style-name="Default">
      <style:text-properties style:font-name="Arial" style:font-name-asian="WenQuanYi Zen Hei" style:font-name-complex="Lohit Hindi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84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ce65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number-columns-repeated="2" table:default-cell-style-name="Default"/>
        <table:table-column table:style-name="co19" table:default-cell-style-name="ce5"/>
        <table:table-row table:style-name="ro3">
          <table:table-cell table:style-name="ce61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6">
          <table:table-cell table:style-name="ce62" office:value-type="string">
            <text:p><text:a xlink:href="python://o.name">name</text:a></text:p>
          </table:table-cell>
          <table:table-cell table:number-columns-repeated="7"/>
          <table:table-cell table:style-name="ce82" office:value-type="string">
            <text:p><text:a xlink:href="python://o.company_id.name">company_id</text:a></text:p>
          </table:table-cell>
        </table:table-row>
        <table:table-row table:style-name="ro17">
          <table:table-cell table:style-name="ce63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82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11">
          <table:table-cell table:style-name="ce64" office:value-type="string">
            <text:p>Fecha</text:p>
          </table:table-cell>
          <table:table-cell table:style-name="ce64" office:value-type="string">
            <text:p>Comprobante</text:p>
          </table:table-cell>
          <table:table-cell table:style-name="ce64" office:value-type="string">
            <text:p>Nombre</text:p>
          </table:table-cell>
          <table:table-cell table:style-name="ce64" office:value-type="string">
            <text:p>Cond. IVA</text:p>
          </table:table-cell>
          <table:table-cell table:style-name="ce64" office:value-type="string">
            <text:p>CUIT</text:p>
          </table:table-cell>
          <table:table-cell table:style-name="ce64" office:value-type="string">
            <text:p>Imps/Rets</text:p>
          </table:table-cell>
          <table:table-cell table:style-name="ce64" office:value-type="string">
            <text:p>Base</text:p>
          </table:table-cell>
          <table:table-cell table:style-name="ce64" office:value-type="string">
            <text:p>Impuesto</text:p>
          </table:table-cell>
          <table:table-cell table:style-name="ce64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9" office:value-type="string">
            <text:p><text:a xlink:href="python://invoice.document_number">document_number</text:a></text:p>
          </table:table-cell>
          <table:table-cell table:style-name="ce69" office:value-type="string">
            <text:p><text:a xlink:href="python://invoice.commercial_partner_id.name">commercial_partner</text:a></text:p>
          </table:table-cell>
          <table:table-cell table:style-name="ce69" office:value-type="string">
            <text:p><text:a xlink:href="python://invoice.responsability_id.name">responsability</text:a></text:p>
          </table:table-cell>
          <table:table-cell table:style-name="ce69" office:value-type="string">
            <text:p><text:a xlink:href="python://invoice.commercial_partner_id.formated_vat">formated_vat</text:a></text:p>
          </table:table-cell>
          <table:table-cell table:style-name="ce70" office:value-type="string">
            <text:p>ANULADA</text:p>
          </table:table-cell>
          <table:table-cell table:number-columns-repeated="3" table:style-name="ce73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9" office:value-type="string">
            <text:p><text:a xlink:href="python://invoice.document_number">document_number</text:a></text:p>
          </table:table-cell>
          <table:table-cell table:style-name="ce69" office:value-type="string">
            <text:p><text:a xlink:href="python://invoice.commercial_partner_id.name">commercial_partner</text:a></text:p>
          </table:table-cell>
          <table:table-cell table:style-name="ce69" office:value-type="string">
            <text:p><text:a xlink:href="python://invoice.responsability_id.name">responsability</text:a></text:p>
          </table:table-cell>
          <table:table-cell table:style-name="ce69" office:value-type="string">
            <text:p><text:a xlink:href="python://invoice.commercial_partner_id.formated_vat">formated_vat</text:a></text:p>
          </table:table-cell>
          <table:table-cell table:style-name="ce70"/>
          <table:table-cell table:style-name="ce73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73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73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11">
          <table:table-cell table:style-name="Default"/>
          <table:table-cell table:number-columns-repeated="4"/>
          <table:table-cell table:style-name="ce71" office:value-type="string">
            <text:p><text:span text:style-name="T1"><text:a xlink:href="python://for%20each=%22tax%20in%20invoice.tax_line%22">for each tax</text:a></text:span></text:p>
          </table:table-cell>
          <table:table-cell table:style-name="ce75" table:number-columns-repeated="3"/>
        </table:table-row>
        <table:table-row table:style-name="ro3">
          <table:table-cell table:style-name="ce66" table:number-columns-repeated="5"/>
          <table:table-cell table:style-name="ce72" office:value-type="string">
            <text:p><text:span text:style-name="T1"><text:a xlink:href="python://tax.tax_code_id.name%20or%20tax.name">tax_code_id</text:a></text:span></text:p>
          </table:table-cell>
          <table:table-cell table:style-name="ce76" office:value-type="string">
            <text:p><text:a xlink:href="python://(tax.invoice_id.type%20in%20('out_refund',%20'in_refund')%20and%20-tax.base%20or%20tax.base)">base</text:a></text:p>
          </table:table-cell>
          <table:table-cell table:style-name="ce76" office:value-type="string">
            <text:p><text:a xlink:href="python://(tax.invoice_id.type%20in%20('out_refund',%20'in_refund')%20and%20-tax.tax_amount%20or%20tax.tax_amount)">tax_amount</text:a></text:p>
          </table:table-cell>
          <table:table-cell table:style-name="ce83"/>
        </table:table-row>
        <table:table-row table:style-name="ro11">
          <table:table-cell table:style-name="ce66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6" table:number-columns-repeated="2"/>
          <table:table-cell table:style-name="ce8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67" office:value-type="string">
            <text:p><text:a xlink:href="python:///for">end for</text:a></text:p>
          </table:table-cell>
          <table:table-cell table:style-name="ce67" table:number-columns-repeated="8"/>
        </table:table-row>
        <table:table-row table:style-name="ro11">
          <table:table-cell table:style-name="ce68" table:number-columns-repeated="6"/>
          <table:table-cell table:style-name="ce77" office:value-type="string">
            <text:p><text:a xlink:href="python://(sumif(o.invoice_ids, 'cc_amount_untaxed', [('type','in', ['in_invoice','out_invoice']), ('state', '!=', 'cancel')])-sumif(o.invoice_ids, 'cc_amount_untaxed', [('type','in', ['in_refund','out_refund']), ('state', '!=', 'cancel')]))">amount_untaxed</text:a></text:p>
          </table:table-cell>
          <table:table-cell table:style-name="ce77" office:value-type="string">
            <text:p><text:a xlink:href="python://(sumif(o.invoice_ids, 'cc_amount_tax', [('type','in', ['in_invoice','out_invoice']), ('state', '!=', 'cancel')])-sumif(o.invoice_ids, 'cc_amount_tax', [('type','in', ['in_refund','out_refund']), ('state', '!=', 'cancel')]))">amount_tax</text:a></text:p>
          </table:table-cell>
          <table:table-cell table:style-name="ce77" office:value-type="string">
            <text:p><text:a xlink:href="python://(sumif(o.invoice_ids, 'cc_amount_total', [('type','in', ['in_invoice','out_invoice']), ('state', '!=', 'cancel')])-sumif(o.invoice_ids, 'cc_amount_total', [('type','in', ['in_refund','out_refund']), ('state', '!=', 'cancel')]))">amount_total</text:a></text:p>
          </table:table-cell>
        </table:table-row>
      </table:table>
      <table:table table:name="x tipo comprobante" table:style-name="ta1">
        <table:table-column table:style-name="co21" table:default-cell-style-name="Default"/>
        <table:table-column table:style-name="co11" table:number-columns-repeated="4" table:default-cell-style-name="ce24"/>
        <table:table-row table:style-name="ro5">
          <table:table-cell table:style-name="ce84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1">
          <table:table-cell table:style-name="ce22"/>
          <table:table-cell table:style-name="ce85" office:value-type="string">
            <text:p>Base</text:p>
          </table:table-cell>
          <table:table-cell table:style-name="ce85" office:value-type="string">
            <text:p>IVA</text:p>
          </table:table-cell>
          <table:table-cell table:style-name="ce85" office:value-type="string">
            <text:p>Otros Imp.</text:p>
          </table:table-cell>
          <table:table-cell table:style-name="ce85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8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73" office:value-type="string">
            <text:p><text:a xlink:href="python://(line.get_amounts(o)[0])">amount_untaxed</text:a></text:p>
          </table:table-cell>
          <table:table-cell table:style-name="ce73" office:value-type="string">
            <text:p><text:a xlink:href="python://(line.get_amounts(o)[1])">vat_amount</text:a></text:p>
          </table:table-cell>
          <table:table-cell table:style-name="ce73" office:value-type="string">
            <text:p><text:a xlink:href="python://(line.get_amounts(o)[2])">other_taxes_amount</text:a></text:p>
          </table:table-cell>
          <table:table-cell table:style-name="ce73" office:value-type="string">
            <text:p><text:a xlink:href="python://(line.get_amounts(o)[3])">amount_total</text:a></text:p>
          </table:table-cell>
        </table:table-row>
        <table:table-row table:style-name="ro11">
          <table:table-cell table:style-name="ce5" office:value-type="string">
            <text:p><text:a xlink:href="python:///for">end for</text:a></text:p>
          </table:table-cell>
          <table:table-cell table:style-name="ce86" table:number-columns-repeated="3"/>
          <table:table-cell table:style-name="ce5"/>
        </table:table-row>
        <table:table-row table:style-name="ro11">
          <table:table-cell/>
          <table:table-cell table:style-name="ce77" office:value-type="string">
            <text:p><text:a xlink:href="python://(sumif(o.invoice_ids, 'cc_amount_untaxed', [('type','in', ['in_invoice','out_invoice']), ('state', '!=', 'cancel')])-sumif(o.invoice_ids, 'cc_amount_untaxed', [('type','in', ['in_refund','out_refund']), ('state', '!=', 'cancel')]))">amount_untaxed</text:a></text:p>
          </table:table-cell>
          <table:table-cell table:style-name="ce77" office:value-type="string">
            <text:p><text:a xlink:href="python://(sumif(o.invoice_ids, 'cc_vat_amount', [('type','in', ['in_invoice','out_invoice']), ('state', '!=', 'cancel')])-sumif(o.invoice_ids, 'cc_vat_amount', [('type','in', ['in_refund','out_refund']), ('state', '!=', 'cancel')]))">vat_amount</text:a></text:p>
          </table:table-cell>
          <table:table-cell table:style-name="ce77" office:value-type="string">
            <text:p><text:a xlink:href="python://(sumif(o.invoice_ids, 'cc_other_taxes_amount', [('type','in', ['in_invoice','out_invoice']), ('state', '!=', 'cancel')])-sumif(o.invoice_ids, 'cc_other_taxes_amount', [('type','in', ['in_refund','out_refund']), ('state', '!=', 'cancel')]))">other_taxes_amount</text:a></text:p>
          </table:table-cell>
          <table:table-cell table:style-name="ce77" office:value-type="string">
            <text:p><text:a xlink:href="python://(sumif(o.invoice_ids, 'cc_amount_total', [('type','in', ['in_invoice','out_invoice']), ('state', '!=', 'cancel')])-sumif(o.invoice_ids, 'cc_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33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2" office:value-type="string">
            <text:p><text:a xlink:href="python://line.name">name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79" office:value-type="string">
            <text:p>Total</text:p>
          </table:table-cell>
          <table:table-cell table:style-name="ce24"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6" table:number-columns-repeated="3"/>
          <table:table-cell table:style-name="ce80"/>
          <table:table-cell table:style-name="ce14" table:number-columns-repeated="2"/>
          <table:table-cell/>
        </table:table-row>
        <table:table-row table:style-name="ro11">
          <table:table-cell table:style-name="ce34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6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6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81" table:number-columns-repeated="3"/>
        </table:table-row>
        <table:table-row table:style-name="ro11">
          <table:covered-table-cell table:style-name="ce23"/>
          <table:table-cell table:style-name="ce38" office:value-type="string">
            <text:p>IVA</text:p>
          </table:table-cell>
          <table:table-cell table:style-name="ce48" office:value-type="string">
            <text:p><text:a xlink:href="python://for%20each=%22line%20in%20o.responsability_ids%22">for each responsability</text:a></text:p>
          </table:table-cell>
          <table:table-cell table:style-name="ce53" office:value-type="string">
            <text:p><text:a xlink:href="python://float(tax.get_amounts(o,line,%20['purchase',%20'sale'])[1])">amount</text:a></text:p>
          </table:table-cell>
          <table:table-cell table:style-name="ce48" office:value-type="string">
            <text:p><text:a xlink:href="python:///for">end for</text:a></text:p>
          </table:table-cell>
          <table:table-cell table:style-name="ce53" office:value-type="string">
            <text:p><text:a xlink:href="python://(tax.get_amounts(o,%20journal_type=['purchase',%20'sale'])[1])">amount</text:a></text:p>
          </table:table-cell>
          <table:table-cell table:style-name="ce81" table:number-columns-repeated="3"/>
        </table:table-row>
        <table:table-row table:style-name="ro11">
          <table:covered-table-cell table:style-name="ce23"/>
          <table:table-cell table:style-name="ce39" office:value-type="string">
            <text:p>TOTAL</text:p>
          </table:table-cell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74" office:value-type="string">
            <text:p><text:a xlink:href="python://float(tax.get_amounts(o,line,%20['purchase',%20'sale'])[2])">amount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74" office:value-type="string">
            <text:p><text:a xlink:href="python://(tax.get_amounts(o,%20journal_type=['purchase',%20'sale'])[2])">amount</text:a></text:p>
          </table:table-cell>
          <table:table-cell table:style-name="ce81"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4">
          <table:table-cell/>
          <table:table-cell table:style-name="ce40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1">
          <table:table-cell table:style-name="ce35" office:value-type="string">
            <text:p>Total IVA</text:p>
          </table:table-cell>
          <table:table-cell table:style-name="ce41" office:value-type="string" table:number-columns-spanned="2" table:number-rows-spanned="1">
            <text:p><text:a xlink:href="python://(sumif(o.invoice_ids,'vat_amount',[('state','!=','cancel'),('type','in',['in_invoice','out_invoice'])]))">amount</text:a></text:p>
          </table:table-cell>
          <table:covered-table-cell table:style-name="ce5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5"/>
          <table:table-cell table:style-name="ce42"/>
          <table:table-cell table:style-name="ce35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6" office:value-type="string">
            <text:p>Notas de crédito</text:p>
          </table:table-cell>
          <table:table-cell table:style-name="ce43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2" office:value-type="string">
            <text:p><text:a xlink:href="python://line.name">name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79" office:value-type="string">
            <text:p>Total</text:p>
          </table:table-cell>
          <table:table-cell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6" table:number-columns-repeated="3"/>
          <table:table-cell table:style-name="ce80"/>
          <table:table-cell table:number-columns-repeated="3"/>
        </table:table-row>
        <table:table-row table:style-name="ro11">
          <table:table-cell table:style-name="ce34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6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6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38" office:value-type="string">
            <text:p>IVA</text:p>
          </table:table-cell>
          <table:table-cell table:style-name="ce48" office:value-type="string">
            <text:p><text:a xlink:href="python://for%20each=%22line%20in%20o.responsability_ids%22">for each responsability</text:a></text:p>
          </table:table-cell>
          <table:table-cell table:style-name="ce53" office:value-type="string">
            <text:p><text:a xlink:href="python://(tax.get_amounts(o,line,%20['purchase_refund',%20'sale_refund'])[1])">amount</text:a></text:p>
          </table:table-cell>
          <table:table-cell table:style-name="ce48" office:value-type="string">
            <text:p><text:a xlink:href="python:///for">end for</text:a></text:p>
          </table:table-cell>
          <table:table-cell table:style-name="ce53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4" office:value-type="string">
            <text:p>TOTAL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78" office:value-type="string">
            <text:p><text:a xlink:href="python://(tax.get_amounts(o,line,%20['purchase_refund',%20'sale_refund'])[2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78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5">
          <table:table-cell/>
          <table:table-cell table:style-name="ce40" table:number-columns-repeated="2"/>
          <table:table-cell table:number-columns-repeated="6"/>
        </table:table-row>
        <table:table-row table:style-name="ro11">
          <table:table-cell table:style-name="ce35" office:value-type="string">
            <text:p>Total IVA</text:p>
          </table:table-cell>
          <table:table-cell table:style-name="ce41" office:value-type="string" table:number-columns-spanned="2" table:number-rows-spanned="1">
            <text:p><text:a xlink:href="python://(sumif(o.invoice_ids,'vat_amount',[('state','!=','cancel'),('type','in',['in_refund','out_refund'])]))">amount</text:a></text:p>
          </table:table-cell>
          <table:covered-table-cell table:style-name="ce50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7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9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5-03T19:50:30</dc:date>
    <meta:editing-duration>P1DT6H30M49S</meta:editing-duration>
    <meta:editing-cycles>212</meta:editing-cycles>
    <meta:generator>OpenOffice/4.1.0$Unix OpenOffice.org_project/410m18$Build-9764</meta:generator>
    <meta:document-statistic meta:table-count="4" meta:cell-count="120" meta:object-count="0"/>
  </office:meta>
</office:document-meta>
</file>